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cm" svg:height="9.004cm" svg:x="0.139cm" svg:y="6.88cm">
            <draw:object draw:notify-on-update-of-ranges="Sheet1.A4:Sheet1.A14 Sheet1.B3:Sheet1.B3 Sheet1.B4:Sheet1.B14 Sheet1.C3:Sheet1.C3 Sheet1.C4:Sheet1.C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inConfidence (%)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2*(([.B4]*[.C4])/([.B4]+[.C4])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([.B5]*[.C5])/([.B5]+[.C5])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([.B6]*[.C6])/([.B6]+[.C6])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408" calcext:value-type="float">
            <text:p>0.4408</text:p>
          </table:table-cell>
          <table:table-cell table:formula="of:=2*(([.B7]*[.C7])/([.B7]+[.C7]))" office:value-type="float" office:value="0.479978172798677" calcext:value-type="float">
            <text:p>0.4799781728</text:p>
          </table:table-cell>
          <table:table-cell table:number-columns-repeated="102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408" calcext:value-type="float">
            <text:p>0.4408</text:p>
          </table:table-cell>
          <table:table-cell table:formula="of:=2*(([.B8]*[.C8])/([.B8]+[.C8]))" office:value-type="float" office:value="0.479978172798677" calcext:value-type="float">
            <text:p>0.4799781728</text:p>
          </table:table-cell>
          <table:table-cell office:value-type="string" calcext:value-type="string">
            <text:p>Really same as 0.5???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417" calcext:value-type="float">
            <text:p>0.4417</text:p>
          </table:table-cell>
          <table:table-cell table:formula="of:=2*(([.B9]*[.C9])/([.B9]+[.C9]))" office:value-type="float" office:value="0.480511223541559" calcext:value-type="float">
            <text:p>0.4805112235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4695" calcext:value-type="float">
            <text:p>0.4695</text:p>
          </table:table-cell>
          <table:table-cell table:formula="of:=2*(([.B10]*[.C10])/([.B10]+[.C10]))" office:value-type="float" office:value="0.492378077195826" calcext:value-type="float">
            <text:p>0.4923780772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4899" calcext:value-type="float">
            <text:p>0.4899</text:p>
          </table:table-cell>
          <table:table-cell table:formula="of:=2*(([.B11]*[.C11])/([.B11]+[.C11]))" office:value-type="float" office:value="0.384261513647643" calcext:value-type="float">
            <text:p>0.3842615136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([.B12]*[.C12])/([.B12]+[.C12])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([.B13]*[.C13])/([.B13]+[.C13])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([.B14]*[.C14])/([.B14]+[.C14]))" office:value-type="string" office:string-value="" calcext:value-type="error">
            <text:p>#DIV/0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23:27:36.032822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Rigaud</meta:initial-creator>
    <meta:creation-date>2014-09-18T15:34:00.471458589</meta:creation-date>
    <dc:date>2014-09-20T23:32:11.682369446</dc:date>
    <dc:creator>Christophe Rigaud</dc:creator>
    <meta:editing-duration>PT24M21S</meta:editing-duration>
    <meta:editing-cycles>7</meta:editing-cycles>
    <meta:generator>LibreOffice/4.2.5.2$Linux_X86_64 LibreOffice_project/61cb170a04bb1f12e77c884eab9192be736ec5f5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4.419cm" svg:y="3.954cm" style:legend-expansion="high" chart:style-name="ch2"/>
        <chart:plot-area chart:style-name="ch3" table:cell-range-address="Sheet1.A3:Sheet1.C14" chart:data-source-has-labels="both" svg:x="0.77cm" svg:y="0.855cm" svg:width="13.009cm" svg:height="7.55cm">
          <chartooo:coordinate-region svg:x="1.497cm" svg:y="1.055cm" svg:width="12.188cm" svg:height="6.703cm"/>
          <chart:axis chart:dimension="x" chart:name="primary-x" chart:style-name="ch4" chartooo:axis-type="auto">
            <chartooo:date-scale/>
            <chart:categories table:cell-range-address="Sheet1.A4:Sheet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4" chart:label-cell-address="Sheet1.B3:Sheet1.B3" chart:class="chart:line">
            <chart:data-point chart:repeated="11"/>
          </chart:series>
          <chart:series chart:style-name="ch7" chart:values-cell-range-address="Sheet1.C4:Sheet1.C14" chart:label-cell-address="Sheet1.C3:Sheet1.C3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B3:Sheet1.B3</svg:desc>
                </draw:g>
              </table:table-cell>
              <table:table-cell office:value-type="string">
                <text:p>P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4:Sheet1.A14</svg:desc>
                </draw:g>
              </table:table-cell>
              <table:table-cell office:value-type="float" office:value="0">
                <text:p>0</text:p>
                <draw:g>
                  <svg:desc>Sheet1.B4:Sheet1.B14</svg:desc>
                </draw:g>
              </table:table-cell>
              <table:table-cell office:value-type="float" office:value="0">
                <text:p>0</text:p>
                <draw:g>
                  <svg:desc>Sheet1.C4:Sheet1.C14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268">
                <text:p>0.5268</text:p>
              </table:table-cell>
              <table:table-cell office:value-type="float" office:value="0.4408">
                <text:p>0.440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5268">
                <text:p>0.5268</text:p>
              </table:table-cell>
              <table:table-cell office:value-type="float" office:value="0.4408">
                <text:p>0.440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268">
                <text:p>0.5268</text:p>
              </table:table-cell>
              <table:table-cell office:value-type="float" office:value="0.4417">
                <text:p>0.441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5176">
                <text:p>0.5176</text:p>
              </table:table-cell>
              <table:table-cell office:value-type="float" office:value="0.4695">
                <text:p>0.469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3161">
                <text:p>0.3161</text:p>
              </table:table-cell>
              <table:table-cell office:value-type="float" office:value="0.4899">
                <text:p>0.489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